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336103.2" calcext:value-type="float">
            <text:p>336103.2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314558" calcext:value-type="float">
            <text:p>314558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294529.1" calcext:value-type="float">
            <text:p>294529.1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275900.8" calcext:value-type="float">
            <text:p>275900.8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258567" calcext:value-type="float">
            <text:p>258567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242430.2" calcext:value-type="float">
            <text:p>242430.2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227400.9" calcext:value-type="float">
            <text:p>227400.9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213396.6" calcext:value-type="float">
            <text:p>213396.6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200341.4" calcext:value-type="float">
            <text:p>200341.4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188165.5" calcext:value-type="float">
            <text:p>188165.5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176804.8" calcext:value-type="float">
            <text:p>176804.8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166199.8" calcext:value-type="float">
            <text:p>166199.8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156296.1" calcext:value-type="float">
            <text:p>156296.1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147043.2" calcext:value-type="float">
            <text:p>147043.2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138394.7" calcext:value-type="float">
            <text:p>138394.7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130307.6" calcext:value-type="float">
            <text:p>130307.6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122742.3" calcext:value-type="float">
            <text:p>122742.3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115662.2" calcext:value-type="float">
            <text:p>115662.2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109033.4" calcext:value-type="float">
            <text:p>109033.4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102824.6" calcext:value-type="float">
            <text:p>102824.6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97006.9" calcext:value-type="float">
            <text:p>97006.9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91553.3" calcext:value-type="float">
            <text:p>91553.3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86439.2" calcext:value-type="float">
            <text:p>86439.2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81641.4" calcext:value-type="float">
            <text:p>81641.4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77138.6" calcext:value-type="float">
            <text:p>77138.6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72911.1" calcext:value-type="float">
            <text:p>72911.1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68940.4" calcext:value-type="float">
            <text:p>68940.4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65209.7" calcext:value-type="float">
            <text:p>65209.7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61702.9" calcext:value-type="float">
            <text:p>61702.9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58405.5" calcext:value-type="float">
            <text:p>58405.5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55303.9" calcext:value-type="float">
            <text:p>55303.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52385.2" calcext:value-type="float">
            <text:p>52385.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49637.8" calcext:value-type="float">
            <text:p>49637.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47050.6" calcext:value-type="float">
            <text:p>47050.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44613.4" calcext:value-type="float">
            <text:p>44613.4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42316.7" calcext:value-type="float">
            <text:p>42316.7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40151.6" calcext:value-type="float">
            <text:p>40151.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8110" calcext:value-type="float">
            <text:p>3811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36184" calcext:value-type="float">
            <text:p>3618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4366.6" calcext:value-type="float">
            <text:p>34366.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650.9" calcext:value-type="float">
            <text:p>32650.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030.8" calcext:value-type="float">
            <text:p>31030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500.5" calcext:value-type="float">
            <text:p>29500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054.4" calcext:value-type="float">
            <text:p>28054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687.5" calcext:value-type="float">
            <text:p>26687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395" calcext:value-type="float">
            <text:p>253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172.5" calcext:value-type="float">
            <text:p>24172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015.9" calcext:value-type="float">
            <text:p>23015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921.2" calcext:value-type="float">
            <text:p>21921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884.7" calcext:value-type="float">
            <text:p>20884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903.2" calcext:value-type="float">
            <text:p>19903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973.3" calcext:value-type="float">
            <text:p>18973.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092.2" calcext:value-type="float">
            <text:p>18092.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256.9" calcext:value-type="float">
            <text:p>17256.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464.9" calcext:value-type="float">
            <text:p>16464.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713.7" calcext:value-type="float">
            <text:p>15713.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000.9" calcext:value-type="float">
            <text:p>15000.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324.5" calcext:value-type="float">
            <text:p>14324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682.3" calcext:value-type="float">
            <text:p>13682.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72.6" calcext:value-type="float">
            <text:p>13072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493.3" calcext:value-type="float">
            <text:p>12493.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943" calcext:value-type="float">
            <text:p>119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419.9" calcext:value-type="float">
            <text:p>11419.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922.7" calcext:value-type="float">
            <text:p>10922.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449.8" calcext:value-type="float">
            <text:p>10449.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572" calcext:value-type="float">
            <text:p>957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164.7" calcext:value-type="float">
            <text:p>9164.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777" calcext:value-type="float">
            <text:p>87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407.7" calcext:value-type="float">
            <text:p>8407.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56.1" calcext:value-type="float">
            <text:p>8056.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721" calcext:value-type="float">
            <text:p>77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401.7" calcext:value-type="float">
            <text:p>7401.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097.3" calcext:value-type="float">
            <text:p>7097.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807.1" calcext:value-type="float">
            <text:p>6807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530.3" calcext:value-type="float">
            <text:p>6530.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266.2" calcext:value-type="float">
            <text:p>6266.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14.3" calcext:value-type="float">
            <text:p>6014.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773.8" calcext:value-type="float">
            <text:p>5773.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544.2" calcext:value-type="float">
            <text:p>5544.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25" calcext:value-type="float">
            <text:p>53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115.6" calcext:value-type="float">
            <text:p>5115.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915.6" calcext:value-type="float">
            <text:p>4915.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724.4" calcext:value-type="float">
            <text:p>4724.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41.7" calcext:value-type="float">
            <text:p>4541.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67" calcext:value-type="float">
            <text:p>436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40.2" calcext:value-type="float">
            <text:p>4040.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887.4" calcext:value-type="float">
            <text:p>3887.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41.1" calcext:value-type="float">
            <text:p>3741.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01.1" calcext:value-type="float">
            <text:p>3601.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467" calcext:value-type="float">
            <text:p>346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338.7" calcext:value-type="float">
            <text:p>3338.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215.8" calcext:value-type="float">
            <text:p>3215.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098" calcext:value-type="float">
            <text:p>309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985.2" calcext:value-type="float">
            <text:p>2985.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877" calcext:value-type="float">
            <text:p>287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773.3" calcext:value-type="float">
            <text:p>2773.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673.9" calcext:value-type="float">
            <text:p>2673.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78.6" calcext:value-type="float">
            <text:p>2578.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87.1" calcext:value-type="float">
            <text:p>2487.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399.4" calcext:value-type="float">
            <text:p>2399.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315.2" calcext:value-type="float">
            <text:p>2315.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234.4" calcext:value-type="float">
            <text:p>2234.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56.8" calcext:value-type="float">
            <text:p>2156.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82.3" calcext:value-type="float">
            <text:p>2082.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10.8" calcext:value-type="float">
            <text:p>2010.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942.1" calcext:value-type="float">
            <text:p>1942.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76" calcext:value-type="float">
            <text:p>187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812.6" calcext:value-type="float">
            <text:p>1812.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51.6" calcext:value-type="float">
            <text:p>1751.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693" calcext:value-type="float">
            <text:p>169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636.6" calcext:value-type="float">
            <text:p>1636.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82.4" calcext:value-type="float">
            <text:p>1582.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30.2" calcext:value-type="float">
            <text:p>1530.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80.1" calcext:value-type="float">
            <text:p>1480.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31.8" calcext:value-type="float">
            <text:p>1431.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85.3" calcext:value-type="float">
            <text:p>1385.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40.6" calcext:value-type="float">
            <text:p>1340.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97.5" calcext:value-type="float">
            <text:p>1297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56.1" calcext:value-type="float">
            <text:p>1256.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16.1" calcext:value-type="float">
            <text:p>1216.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77.7" calcext:value-type="float">
            <text:p>1177.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40.6" calcext:value-type="float">
            <text:p>1140.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04.9" calcext:value-type="float">
            <text:p>1104.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70.5" calcext:value-type="float">
            <text:p>1070.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37.3" calcext:value-type="float">
            <text:p>1037.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05.3" calcext:value-type="float">
            <text:p>1005.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74.4" calcext:value-type="float">
            <text:p>974.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44.7" calcext:value-type="float">
            <text:p>944.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88.3" calcext:value-type="float">
            <text:p>888.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61.5" calcext:value-type="float">
            <text:p>861.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35.8" calcext:value-type="float">
            <text:p>835.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10.9" calcext:value-type="float">
            <text:p>810.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86.8" calcext:value-type="float">
            <text:p>786.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63.6" calcext:value-type="float">
            <text:p>763.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41.2" calcext:value-type="float">
            <text:p>741.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19.6" calcext:value-type="float">
            <text:p>719.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98.6" calcext:value-type="float">
            <text:p>698.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78.4" calcext:value-type="float">
            <text:p>678.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58.9" calcext:value-type="float">
            <text:p>658.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21.8" calcext:value-type="float">
            <text:p>621.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04.2" calcext:value-type="float">
            <text:p>604.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87.1" calcext:value-type="float">
            <text:p>587.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70.6" calcext:value-type="float">
            <text:p>570.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54.6" calcext:value-type="float">
            <text:p>554.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39.2" calcext:value-type="float">
            <text:p>539.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24.3" calcext:value-type="float">
            <text:p>524.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09.8" calcext:value-type="float">
            <text:p>509.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95.9" calcext:value-type="float">
            <text:p>495.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82.3" calcext:value-type="float">
            <text:p>482.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69.2" calcext:value-type="float">
            <text:p>469.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56.5" calcext:value-type="float">
            <text:p>456.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44.2" calcext:value-type="float">
            <text:p>444.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32.3" calcext:value-type="float">
            <text:p>432.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0.8" calcext:value-type="float">
            <text:p>420.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09.7" calcext:value-type="float">
            <text:p>409.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98.8" calcext:value-type="float">
            <text:p>398.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8.4" calcext:value-type="float">
            <text:p>388.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78.2" calcext:value-type="float">
            <text:p>378.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68.3" calcext:value-type="float">
            <text:p>368.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58.8" calcext:value-type="float">
            <text:p>358.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49.5" calcext:value-type="float">
            <text:p>349.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40.6" calcext:value-type="float">
            <text:p>340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5T16:29:32.435593277</meta:creation-date>
    <dc:date>2022-06-15T16:38:59.396692385</dc:date>
    <meta:editing-duration>PT9M26S</meta:editing-duration>
    <meta:editing-cycles>2</meta:editing-cycles>
    <meta:generator>LibreOffice/7.3.2.2$Linux_X86_64 LibreOffice_project/49f2b1bff42cfccbd8f788c8dc32c1c309559be0</meta:generator>
    <meta:document-statistic meta:table-count="1" meta:cell-count="334" meta:object-count="0"/>
  </office:meta>
</office:document-meta>
</file>